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5.0071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3.2701in"/>
    </style:style>
    <style:style style:name="co24" style:family="table-column">
      <style:table-column-properties fo:break-before="auto" style:column-width="1.7791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3638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3.9563in"/>
    </style:style>
    <style:style style:name="co29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KEWEDASTROID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2" table:default-cell-style-name="ce4"/>
        <table:table-column table:style-name="co27" table:default-cell-style-name="ce4"/>
        <table:table-column table:style-name="co28" table:default-cell-style-name="Default"/>
        <table:table-column table:style-name="co27" table:default-cell-style-name="ce4"/>
        <table:table-column table:style-name="co24" table:default-cell-style-name="Default"/>
        <table:table-column table:style-name="co27" table:default-cell-style-name="ce4"/>
        <table:table-column table:style-name="co17" table:default-cell-style-name="Default"/>
        <table:table-column table:style-name="co27" table:default-cell-style-name="ce4"/>
        <table:table-column table:style-name="co25" table:default-cell-style-name="Default"/>
        <table:table-column table:style-name="co27" table:default-cell-style-name="ce4"/>
        <table:table-column table:style-name="co12" table:default-cell-style-name="Default"/>
        <table:table-column table:style-name="co29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SKEWED-ASTROI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KEWED-ASTROID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KEWED-ASTROID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KEWED-ASTROID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KEWED-ASTROID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9" office:value-type="float" office:value="116194" calcext:value-type="float">
            <text:p>116194</text:p>
          </table:table-cell>
          <table:table-cell table:style-name="ce9" office:value-type="float" office:value="58102" calcext:value-type="float">
            <text:p>58102</text:p>
          </table:table-cell>
          <table:table-cell table:style-name="ce9" office:value-type="float" office:value="38738" calcext:value-type="float">
            <text:p>38738</text:p>
          </table:table-cell>
          <table:table-cell table:style-name="ce9" office:value-type="float" office:value="29056" calcext:value-type="float">
            <text:p>290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16194" calcext:value-type="float">
            <text:p>116194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58102" calcext:value-type="float">
            <text:p>58102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38738" calcext:value-type="float">
            <text:p>38738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29056" calcext:value-type="float">
            <text:p>2905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05163683043374" calcext:value-type="float">
            <text:p>5.163683043374E-04</text:p>
          </table:table-cell>
          <table:table-cell table:style-name="ce2" office:value-type="float" office:value="0.001032591177038" calcext:value-type="float">
            <text:p>1.032591177038E-03</text:p>
          </table:table-cell>
          <table:table-cell table:style-name="ce2" office:value-type="float" office:value="0.001548668518105" calcext:value-type="float">
            <text:p>1.548668518105E-03</text:p>
          </table:table-cell>
          <table:table-cell table:style-name="ce2" office:value-type="float" office:value="0.002064600313211" calcext:value-type="float">
            <text:p>2.064600313211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163683043374" calcext:value-type="float">
            <text:p>5.16368304337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032591177038" calcext:value-type="float">
            <text:p>1.03259117703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548668518105" calcext:value-type="float">
            <text:p>1.548668518105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064600313211" calcext:value-type="float">
            <text:p>2.064600313211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004444056908225" calcext:value-type="float">
            <text:p>4.444056908225E-09</text:p>
          </table:table-cell>
          <table:table-cell table:style-name="ce2" office:value-type="float" office:value="0.00000001777234775714" calcext:value-type="float">
            <text:p>1.777234775714E-08</text:p>
          </table:table-cell>
          <table:table-cell table:style-name="ce2" office:value-type="float" office:value="0.00000003997905150386" calcext:value-type="float">
            <text:p>3.997905150386E-08</text:p>
          </table:table-cell>
          <table:table-cell table:style-name="ce2" office:value-type="float" office:value="0.00000007105834841547" calcext:value-type="float">
            <text:p>7.105834841547E-0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4444056908225" calcext:value-type="float">
            <text:p>4.444056908225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777234775714" calcext:value-type="float">
            <text:p>1.777234775714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3997905150386" calcext:value-type="float">
            <text:p>3.997905150386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7105834841547" calcext:value-type="float">
            <text:p>7.105834841547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1161.845691077" calcext:value-type="float">
            <text:p>1.161845691077E+03</text:p>
          </table:table-cell>
          <table:table-cell table:style-name="ce2" office:value-type="float" office:value="1161.851349542" calcext:value-type="float">
            <text:p>1.161851349542E+03</text:p>
          </table:table-cell>
          <table:table-cell table:style-name="ce2" office:value-type="float" office:value="1161.856975395" calcext:value-type="float">
            <text:p>1.161856975395E+03</text:p>
          </table:table-cell>
          <table:table-cell table:style-name="ce2" office:value-type="float" office:value="1161.862568638" calcext:value-type="float">
            <text:p>1.161862568638E+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161.845691077" calcext:value-type="float">
            <text:p>1.161845691077E+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161.851349542" calcext:value-type="float">
            <text:p>1.161851349542E+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161.856975395" calcext:value-type="float">
            <text:p>1.161856975395E+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161.862568638" calcext:value-type="float">
            <text:p>1.161862568638E+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445.7142858819" calcext:value-type="float">
            <text:p>4.457142858819E+02</text:p>
          </table:table-cell>
          <table:table-cell table:style-name="ce2" office:value-type="float" office:value="445.7142855374" calcext:value-type="float">
            <text:p>4.457142855374E+02</text:p>
          </table:table-cell>
          <table:table-cell table:style-name="ce2" office:value-type="float" office:value="445.7142846207" calcext:value-type="float">
            <text:p>4.457142846207E+02</text:p>
          </table:table-cell>
          <table:table-cell table:style-name="ce2" office:value-type="float" office:value="445.7142831748" calcext:value-type="float">
            <text:p>4.457142831748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45.7142858819" calcext:value-type="float">
            <text:p>4.45714285881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45.7142855374" calcext:value-type="float">
            <text:p>4.45714285537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45.7142846207" calcext:value-type="float">
            <text:p>4.45714284620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445.7142831748" calcext:value-type="float">
            <text:p>4.457142831748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716.1314051951" calcext:value-type="float">
            <text:p>7.161314051951E+02</text:p>
          </table:table-cell>
          <table:table-cell table:style-name="ce2" office:value-type="float" office:value="716.1370640044" calcext:value-type="float">
            <text:p>7.161370640044E+02</text:p>
          </table:table-cell>
          <table:table-cell table:style-name="ce2" office:value-type="float" office:value="716.1426907744" calcext:value-type="float">
            <text:p>7.161426907744E+02</text:p>
          </table:table-cell>
          <table:table-cell table:style-name="ce2" office:value-type="float" office:value="716.1482854628" calcext:value-type="float">
            <text:p>7.161482854628E+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716.1314051951" calcext:value-type="float">
            <text:p>7.161314051951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716.1370640044" calcext:value-type="float">
            <text:p>7.16137064004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716.1426907744" calcext:value-type="float">
            <text:p>7.16142690774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716.1482854628" calcext:value-type="float">
            <text:p>7.161482854628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61.63739390653" calcext:value-type="float">
            <text:p>6.163739390653E+01</text:p>
          </table:table-cell>
          <table:table-cell table:style-name="ce2" office:value-type="float" office:value="61.63758077028" calcext:value-type="float">
            <text:p>6.163758077028E+01</text:p>
          </table:table-cell>
          <table:table-cell table:style-name="ce2" office:value-type="float" office:value="61.63776660469" calcext:value-type="float">
            <text:p>6.163776660469E+01</text:p>
          </table:table-cell>
          <table:table-cell table:style-name="ce2" office:value-type="float" office:value="61.63795140613" calcext:value-type="float">
            <text:p>6.163795140613E+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1.63739390653" calcext:value-type="float">
            <text:p>6.163739390653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1.63758077028" calcext:value-type="float">
            <text:p>6.163758077028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1.63776660469" calcext:value-type="float">
            <text:p>6.163776660469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61.63795140613" calcext:value-type="float">
            <text:p>6.163795140613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8.421542473789" calcext:value-type="float">
            <text:p>8.421542473789E+00</text:p>
          </table:table-cell>
          <table:table-cell table:style-name="ce2" office:value-type="float" office:value="8.421464824576" calcext:value-type="float">
            <text:p>8.421464824576E+00</text:p>
          </table:table-cell>
          <table:table-cell table:style-name="ce2" office:value-type="float" office:value="8.421387277982" calcext:value-type="float">
            <text:p>8.421387277982E+00</text:p>
          </table:table-cell>
          <table:table-cell table:style-name="ce2" office:value-type="float" office:value="8.421309770499" calcext:value-type="float">
            <text:p>8.421309770499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8.421542473789" calcext:value-type="float">
            <text:p>8.421542473789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8.421464824576" calcext:value-type="float">
            <text:p>8.421464824576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8.421387277982" calcext:value-type="float">
            <text:p>8.421387277982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8.421309770499" calcext:value-type="float">
            <text:p>8.421309770499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04343191363991" calcext:value-type="float">
            <text:p>4.343191363991E-05</text:p>
          </table:table-cell>
          <table:table-cell table:style-name="ce2" office:value-type="float" office:value="0.0001736583480748" calcext:value-type="float">
            <text:p>1.736583480748E-04</text:p>
          </table:table-cell>
          <table:table-cell table:style-name="ce2" office:value-type="float" office:value="0.0003905753943512" calcext:value-type="float">
            <text:p>3.905753943512E-04</text:p>
          </table:table-cell>
          <table:table-cell table:style-name="ce2" office:value-type="float" office:value="0.0006940792041172" calcext:value-type="float">
            <text:p>6.940792041172E-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343191363991" calcext:value-type="float">
            <text:p>4.343191363991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736583480748" calcext:value-type="float">
            <text:p>1.736583480748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3905753943512" calcext:value-type="float">
            <text:p>3.90575394351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940792041172" calcext:value-type="float">
            <text:p>6.940792041172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004444056908225" calcext:value-type="float">
            <text:p>4.444056908225E-09</text:p>
          </table:table-cell>
          <table:table-cell table:style-name="ce2" office:value-type="float" office:value="0.00000001777234775714" calcext:value-type="float">
            <text:p>1.777234775714E-08</text:p>
          </table:table-cell>
          <table:table-cell table:style-name="ce2" office:value-type="float" office:value="0.00000003997905150386" calcext:value-type="float">
            <text:p>3.997905150386E-08</text:p>
          </table:table-cell>
          <table:table-cell table:style-name="ce2" office:value-type="float" office:value="0.00000007105834841547" calcext:value-type="float">
            <text:p>7.105834841547E-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4444056908225" calcext:value-type="float">
            <text:p>4.444056908225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777234775714" calcext:value-type="float">
            <text:p>1.777234775714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3997905150386" calcext:value-type="float">
            <text:p>3.997905150386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7105834841547" calcext:value-type="float">
            <text:p>7.105834841547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999274406178" calcext:value-type="float">
            <text:p>9.999274406178E-03</text:p>
          </table:table-cell>
          <table:table-cell table:style-name="ce2" office:value-type="float" office:value="0.0199970972882" calcext:value-type="float">
            <text:p>1.999709728820E-02</text:p>
          </table:table-cell>
          <table:table-cell table:style-name="ce2" office:value-type="float" office:value="0.02999346814144" calcext:value-type="float">
            <text:p>2.999346814144E-02</text:p>
          </table:table-cell>
          <table:table-cell table:style-name="ce2" office:value-type="float" office:value="0.03998838646145" calcext:value-type="float">
            <text:p>3.998838646145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99274406178" calcext:value-type="float">
            <text:p>9.99927440617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9970972882" calcext:value-type="float">
            <text:p>1.999709728820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999346814144" calcext:value-type="float">
            <text:p>2.999346814144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998838646145" calcext:value-type="float">
            <text:p>3.998838646145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3835982252648" calcext:value-type="float">
            <text:p>3.835982252648E-03</text:p>
          </table:table-cell>
          <table:table-cell table:style-name="ce2" office:value-type="float" office:value="0.007671370295474" calcext:value-type="float">
            <text:p>7.671370295474E-03</text:p>
          </table:table-cell>
          <table:table-cell table:style-name="ce2" office:value-type="float" office:value="0.01150616425177" calcext:value-type="float">
            <text:p>1.150616425177E-02</text:p>
          </table:table-cell>
          <table:table-cell table:style-name="ce2" office:value-type="float" office:value="0.01534036424625" calcext:value-type="float">
            <text:p>1.534036424625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3835982252648" calcext:value-type="float">
            <text:p>3.83598225264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671370295474" calcext:value-type="float">
            <text:p>7.671370295474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150616425177" calcext:value-type="float">
            <text:p>1.150616425177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534036424625" calcext:value-type="float">
            <text:p>1.534036424625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07247891416685" calcext:value-type="float">
            <text:p>7.247891416685E-05</text:p>
          </table:table-cell>
          <table:table-cell table:style-name="ce2" office:value-type="float" office:value="0.0001449452647042" calcext:value-type="float">
            <text:p>1.449452647042E-04</text:p>
          </table:table-cell>
          <table:table-cell table:style-name="ce2" office:value-type="float" office:value="0.00021739905718" calcext:value-type="float">
            <text:p>2.173990571800E-04</text:p>
          </table:table-cell>
          <table:table-cell table:style-name="ce2" office:value-type="float" office:value="0.000289840294975" calcext:value-type="float">
            <text:p>2.898402949750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247891416685" calcext:value-type="float">
            <text:p>7.247891416685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449452647042" calcext:value-type="float">
            <text:p>1.44945264704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1739905718" calcext:value-type="float">
            <text:p>2.173990571800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89840294975" calcext:value-type="float">
            <text:p>2.898402949750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03737911375032" calcext:value-type="float">
            <text:p>3.737911375032E-10</text:p>
          </table:table-cell>
          <table:table-cell table:style-name="ce2" office:value-type="float" office:value="0.000000002988904632878" calcext:value-type="float">
            <text:p>2.988904632878E-09</text:p>
          </table:table-cell>
          <table:table-cell table:style-name="ce2" office:value-type="float" office:value="0.00000001008274761471" calcext:value-type="float">
            <text:p>1.008274761471E-08</text:p>
          </table:table-cell>
          <table:table-cell table:style-name="ce2" office:value-type="float" office:value="0.00000002388845995929" calcext:value-type="float">
            <text:p>2.388845995929E-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03737911375032" calcext:value-type="float">
            <text:p>3.737911375032E-1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2988904632878" calcext:value-type="float">
            <text:p>2.988904632878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1008274761471" calcext:value-type="float">
            <text:p>1.008274761471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2388845995929" calcext:value-type="float">
            <text:p>2.388845995929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38.427006969" calcext:value-type="float">
            <text:p>38.427006969</text:p>
          </table:table-cell>
          <table:table-cell office:value-type="float" office:value="19.305250287" calcext:value-type="float">
            <text:p>19.305250287</text:p>
          </table:table-cell>
          <table:table-cell office:value-type="float" office:value="12.910301226" calcext:value-type="float">
            <text:p>12.910301226</text:p>
          </table:table-cell>
          <table:table-cell office:value-type="float" office:value="9.663656563" calcext:value-type="float">
            <text:p>9.6636565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38.427006969" calcext:value-type="float">
            <text:p>38.427006969</text:p>
          </table:table-cell>
          <table:table-cell office:value-type="string" calcext:value-type="string">
            <text:p>&amp;</text:p>
          </table:table-cell>
          <table:table-cell office:value-type="float" office:value="19.305250287" calcext:value-type="float">
            <text:p>19.305250287</text:p>
          </table:table-cell>
          <table:table-cell office:value-type="string" calcext:value-type="string">
            <text:p>&amp;</text:p>
          </table:table-cell>
          <table:table-cell office:value-type="float" office:value="12.910301226" calcext:value-type="float">
            <text:p>12.910301226</text:p>
          </table:table-cell>
          <table:table-cell office:value-type="string" calcext:value-type="string">
            <text:p>&amp;</text:p>
          </table:table-cell>
          <table:table-cell office:value-type="float" office:value="9.663656563" calcext:value-type="float">
            <text:p>9.66365656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5) SKEWEDASTROID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KEWEDASTROID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TOTAL-INTERPOLATED-POINTS <text:s text:c="9"/></text:p>
          </table:table-cell>
          <table:table-cell table:style-name="ce2" office:value-type="float" office:value="116194" calcext:value-type="float">
            <text:p>1.161940000000E+05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SUM-CHORD-ERROR-(mm) <text:s text:c="14"/></text:p>
          </table:table-cell>
          <table:table-cell table:style-name="ce2" office:value-type="float" office:value="0.0005163683043374" calcext:value-type="float">
            <text:p>5.163683043374E-04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KEWEDASTROID SUM-CHORD-ERROR/TOT-INTERPOL-PNTS <text:s/></text:p>
          </table:table-cell>
          <table:table-cell table:style-name="ce2" office:value-type="float" office:value="0.000000004444056908225" calcext:value-type="float">
            <text:p>4.444056908225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SUM-ARC-LENGTH-(mm) <text:s text:c="15"/></text:p>
          </table:table-cell>
          <table:table-cell table:style-name="ce2" office:value-type="float" office:value="1161.845691077" calcext:value-type="float">
            <text:p>1.161845691077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SUM-CHORD-LENGTH-(mm) <text:s text:c="13"/></text:p>
          </table:table-cell>
          <table:table-cell table:style-name="ce2" office:value-type="float" office:value="445.7142858819" calcext:value-type="float">
            <text:p>4.45714285881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DIFF-ARC-LENGTH-CHORD-LENGTH-(mm) <text:s/></text:p>
          </table:table-cell>
          <table:table-cell table:style-name="ce2" office:value-type="float" office:value="716.1314051951" calcext:value-type="float">
            <text:p>7.161314051951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PCNT-DIFF-ARC-CHORD-LENGTH <text:s text:c="8"/></text:p>
          </table:table-cell>
          <table:table-cell table:style-name="ce2" office:value-type="float" office:value="61.63739390653" calcext:value-type="float">
            <text:p>6.163739390653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SUM-CHORD-ERROR/SUM-CHORD-LENGTH <text:s text:c="2"/>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SUM-ARC-THETA-(rad) <text:s text:c="15"/></text:p>
          </table:table-cell>
          <table:table-cell table:style-name="ce2" office:value-type="float" office:value="8.421542473789" calcext:value-type="float">
            <text:p>8.421542473789E+00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KEWEDASTROID SUM-ARC-AREA-(mm2) <text:s text:c="16"/></text:p>
          </table:table-cell>
          <table:table-cell table:style-name="ce2" office:value-type="float" office:value="0.00004343191363991" calcext:value-type="float">
            <text:p>4.343191363991E-05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KEWEDASTROID SUM-ARC-AREA/SUM-CHORD-LENGTH <text:s text:c="5"/>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AVG-CHORD-ERROR-(mm) <text:s text:c="14"/></text:p>
          </table:table-cell>
          <table:table-cell table:style-name="ce2" office:value-type="float" office:value="0.000000004444056908225" calcext:value-type="float">
            <text:p>4.444056908225E-09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AVG-ARC-LENGTH-(mm) <text:s text:c="15"/></text:p>
          </table:table-cell>
          <table:table-cell table:style-name="ce2" office:value-type="float" office:value="0.009999274406178" calcext:value-type="float">
            <text:p>9.999274406178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KEWEDASTROID AVG-CHORD-LENGTH-(mm) <text:s text:c="13"/></text:p>
          </table:table-cell>
          <table:table-cell table:style-name="ce2" office:value-type="float" office:value="0.003835982252648" calcext:value-type="float">
            <text:p>3.835982252648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AVG-ARC-THETA-(rad) <text:s text:c="15"/></text:p>
          </table:table-cell>
          <table:table-cell table:style-name="ce2" office:value-type="float" office:value="0.00007247891416685" calcext:value-type="float">
            <text:p>7.247891416685E-05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KEWEDASTROID AVG-ARC-AREA-(mm2) <text:s text:c="16"/></text:p>
          </table:table-cell>
          <table:table-cell table:style-name="ce2" office:value-type="float" office:value="0.0000000003737911375032" calcext:value-type="float">
            <text:p>3.737911375032E-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7:07:27.47" calcext:value-type="date">
            <text:p>2023-10-06 07:07:27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38.427006969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TOTAL-INTERPOLATED-POINTS <text:s text:c="9"/></text:p>
          </table:table-cell>
          <table:table-cell table:style-name="ce2" office:value-type="float" office:value="58102" calcext:value-type="float">
            <text:p>5.8102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CHORD-ERROR-(mm) <text:s text:c="14"/></text:p>
          </table:table-cell>
          <table:table-cell table:style-name="ce2" office:value-type="float" office:value="0.001032591177038" calcext:value-type="float">
            <text:p>1.032591177038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CHORD-ERROR/TOT-INTERPOL-PNTS <text:s/></text:p>
          </table:table-cell>
          <table:table-cell table:style-name="ce2" office:value-type="float" office:value="0.00000001777234775714" calcext:value-type="float">
            <text:p>1.777234775714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ARC-LENGTH-(mm) <text:s text:c="15"/></text:p>
          </table:table-cell>
          <table:table-cell table:style-name="ce2" office:value-type="float" office:value="1161.851349542" calcext:value-type="float">
            <text:p>1.161851349542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CHORD-LENGTH-(mm) <text:s text:c="13"/></text:p>
          </table:table-cell>
          <table:table-cell table:style-name="ce2" office:value-type="float" office:value="445.7142855374" calcext:value-type="float">
            <text:p>4.45714285537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DIFF-ARC-LENGTH-CHORD-LENGTH-(mm) <text:s/></text:p>
          </table:table-cell>
          <table:table-cell table:style-name="ce2" office:value-type="float" office:value="716.1370640044" calcext:value-type="float">
            <text:p>7.16137064004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PCNT-DIFF-ARC-CHORD-LENGTH <text:s text:c="8"/></text:p>
          </table:table-cell>
          <table:table-cell table:style-name="ce2" office:value-type="float" office:value="61.63758077028" calcext:value-type="float">
            <text:p>6.163758077028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CHORD-ERROR/SUM-CHORD-LENGTH <text:s text:c="2"/>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ARC-THETA-(rad) <text:s text:c="15"/></text:p>
          </table:table-cell>
          <table:table-cell table:style-name="ce2" office:value-type="float" office:value="8.421464824576" calcext:value-type="float">
            <text:p>8.421464824576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ARC-AREA-(mm2) <text:s text:c="16"/></text:p>
          </table:table-cell>
          <table:table-cell table:style-name="ce2" office:value-type="float" office:value="0.0001736583480748" calcext:value-type="float">
            <text:p>1.736583480748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SUM-ARC-AREA/SUM-CHORD-LENGTH <text:s text:c="5"/>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AVG-CHORD-ERROR-(mm) <text:s text:c="14"/></text:p>
          </table:table-cell>
          <table:table-cell table:style-name="ce2" office:value-type="float" office:value="0.00000001777234775714" calcext:value-type="float">
            <text:p>1.777234775714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AVG-ARC-LENGTH-(mm) <text:s text:c="15"/></text:p>
          </table:table-cell>
          <table:table-cell table:style-name="ce2" office:value-type="float" office:value="0.0199970972882" calcext:value-type="float">
            <text:p>1.999709728820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AVG-CHORD-LENGTH-(mm) <text:s text:c="13"/></text:p>
          </table:table-cell>
          <table:table-cell table:style-name="ce2" office:value-type="float" office:value="0.007671370295474" calcext:value-type="float">
            <text:p>7.671370295474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AVG-ARC-THETA-(rad) <text:s text:c="15"/></text:p>
          </table:table-cell>
          <table:table-cell table:style-name="ce2" office:value-type="float" office:value="0.0001449452647042" calcext:value-type="float">
            <text:p>1.449452647042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KEWEDASTROID AVG-ARC-AREA-(mm2) <text:s text:c="16"/></text:p>
          </table:table-cell>
          <table:table-cell table:style-name="ce2" office:value-type="float" office:value="0.000000002988904632878" calcext:value-type="float">
            <text:p>2.988904632878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7:11:22.94" calcext:value-type="date">
            <text:p>2023-10-06 07:11:22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9.305250287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TOTAL-INTERPOLATED-POINTS <text:s text:c="9"/></text:p>
          </table:table-cell>
          <table:table-cell table:style-name="ce2" office:value-type="float" office:value="38738" calcext:value-type="float">
            <text:p>3.8738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CHORD-ERROR-(mm) <text:s text:c="14"/></text:p>
          </table:table-cell>
          <table:table-cell table:style-name="ce2" office:value-type="float" office:value="0.001548668518105" calcext:value-type="float">
            <text:p>1.548668518105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CHORD-ERROR/TOT-INTERPOL-PNTS <text:s/></text:p>
          </table:table-cell>
          <table:table-cell table:style-name="ce2" office:value-type="float" office:value="0.00000003997905150386" calcext:value-type="float">
            <text:p>3.997905150386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ARC-LENGTH-(mm) <text:s text:c="15"/></text:p>
          </table:table-cell>
          <table:table-cell table:style-name="ce2" office:value-type="float" office:value="1161.856975395" calcext:value-type="float">
            <text:p>1.161856975395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CHORD-LENGTH-(mm) <text:s text:c="13"/></text:p>
          </table:table-cell>
          <table:table-cell table:style-name="ce2" office:value-type="float" office:value="445.7142846207" calcext:value-type="float">
            <text:p>4.457142846207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DIFF-ARC-LENGTH-CHORD-LENGTH-(mm) <text:s/></text:p>
          </table:table-cell>
          <table:table-cell table:style-name="ce2" office:value-type="float" office:value="716.1426907744" calcext:value-type="float">
            <text:p>7.16142690774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PCNT-DIFF-ARC-CHORD-LENGTH <text:s text:c="8"/></text:p>
          </table:table-cell>
          <table:table-cell table:style-name="ce2" office:value-type="float" office:value="61.63776660469" calcext:value-type="float">
            <text:p>6.163776660469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CHORD-ERROR/SUM-CHORD-LENGTH <text:s text:c="2"/>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ARC-THETA-(rad) <text:s text:c="15"/></text:p>
          </table:table-cell>
          <table:table-cell table:style-name="ce2" office:value-type="float" office:value="8.421387277982" calcext:value-type="float">
            <text:p>8.421387277982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ARC-AREA-(mm2) <text:s text:c="16"/></text:p>
          </table:table-cell>
          <table:table-cell table:style-name="ce2" office:value-type="float" office:value="0.0003905753943512" calcext:value-type="float">
            <text:p>3.905753943512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SUM-ARC-AREA/SUM-CHORD-LENGTH <text:s text:c="5"/>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AVG-CHORD-ERROR-(mm) <text:s text:c="14"/></text:p>
          </table:table-cell>
          <table:table-cell table:style-name="ce2" office:value-type="float" office:value="0.00000003997905150386" calcext:value-type="float">
            <text:p>3.997905150386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AVG-ARC-LENGTH-(mm) <text:s text:c="15"/></text:p>
          </table:table-cell>
          <table:table-cell table:style-name="ce2" office:value-type="float" office:value="0.02999346814144" calcext:value-type="float">
            <text:p>2.99934681414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AVG-CHORD-LENGTH-(mm) <text:s text:c="13"/></text:p>
          </table:table-cell>
          <table:table-cell table:style-name="ce2" office:value-type="float" office:value="0.01150616425177" calcext:value-type="float">
            <text:p>1.150616425177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AVG-ARC-THETA-(rad) <text:s text:c="15"/></text:p>
          </table:table-cell>
          <table:table-cell table:style-name="ce2" office:value-type="float" office:value="0.00021739905718" calcext:value-type="float">
            <text:p>2.173990571800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KEWEDASTROID AVG-ARC-AREA-(mm2) <text:s text:c="16"/></text:p>
          </table:table-cell>
          <table:table-cell table:style-name="ce2" office:value-type="float" office:value="0.00000001008274761471" calcext:value-type="float">
            <text:p>1.008274761471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7:15:01.07" calcext:value-type="date">
            <text:p>2023-10-06 07:15:01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2.910301226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TOTAL-INTERPOLATED-POINTS <text:s text:c="9"/></text:p>
          </table:table-cell>
          <table:table-cell table:style-name="ce2" office:value-type="float" office:value="29056" calcext:value-type="float">
            <text:p>2.9056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CHORD-ERROR-(mm) <text:s text:c="14"/></text:p>
          </table:table-cell>
          <table:table-cell table:style-name="ce2" office:value-type="float" office:value="0.002064600313211" calcext:value-type="float">
            <text:p>2.06460031321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CHORD-ERROR/TOT-INTERPOL-PNTS <text:s/></text:p>
          </table:table-cell>
          <table:table-cell table:style-name="ce2" office:value-type="float" office:value="0.00000007105834841547" calcext:value-type="float">
            <text:p>7.105834841547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ARC-LENGTH-(mm) <text:s text:c="15"/></text:p>
          </table:table-cell>
          <table:table-cell table:style-name="ce2" office:value-type="float" office:value="1161.862568638" calcext:value-type="float">
            <text:p>1.161862568638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CHORD-LENGTH-(mm) <text:s text:c="13"/></text:p>
          </table:table-cell>
          <table:table-cell table:style-name="ce2" office:value-type="float" office:value="445.7142831748" calcext:value-type="float">
            <text:p>4.45714283174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DIFF-ARC-LENGTH-CHORD-LENGTH-(mm) <text:s/></text:p>
          </table:table-cell>
          <table:table-cell table:style-name="ce2" office:value-type="float" office:value="716.1482854628" calcext:value-type="float">
            <text:p>7.16148285462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PCNT-DIFF-ARC-CHORD-LENGTH <text:s text:c="8"/></text:p>
          </table:table-cell>
          <table:table-cell table:style-name="ce2" office:value-type="float" office:value="61.63795140613" calcext:value-type="float">
            <text:p>6.163795140613E+0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CHORD-ERROR/SUM-CHORD-LENGTH <text:s text:c="2"/>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ARC-THETA-(rad) <text:s text:c="15"/></text:p>
          </table:table-cell>
          <table:table-cell table:style-name="ce2" office:value-type="float" office:value="8.421309770499" calcext:value-type="float">
            <text:p>8.421309770499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ARC-AREA-(mm2) <text:s text:c="16"/></text:p>
          </table:table-cell>
          <table:table-cell table:style-name="ce2" office:value-type="float" office:value="0.0006940792041172" calcext:value-type="float">
            <text:p>6.940792041172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SUM-ARC-AREA/SUM-CHORD-LENGTH <text:s text:c="5"/>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AVG-CHORD-ERROR-(mm) <text:s text:c="14"/></text:p>
          </table:table-cell>
          <table:table-cell table:style-name="ce2" office:value-type="float" office:value="0.00000007105834841547" calcext:value-type="float">
            <text:p>7.105834841547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AVG-ARC-LENGTH-(mm) <text:s text:c="15"/></text:p>
          </table:table-cell>
          <table:table-cell table:style-name="ce2" office:value-type="float" office:value="0.03998838646145" calcext:value-type="float">
            <text:p>3.998838646145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AVG-CHORD-LENGTH-(mm) <text:s text:c="13"/></text:p>
          </table:table-cell>
          <table:table-cell table:style-name="ce2" office:value-type="float" office:value="0.01534036424625" calcext:value-type="float">
            <text:p>1.534036424625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AVG-ARC-THETA-(rad) <text:s text:c="15"/></text:p>
          </table:table-cell>
          <table:table-cell table:style-name="ce2" office:value-type="float" office:value="0.000289840294975" calcext:value-type="float">
            <text:p>2.898402949750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KEWEDASTROID AVG-ARC-AREA-(mm2) <text:s text:c="16"/></text:p>
          </table:table-cell>
          <table:table-cell table:style-name="ce2" office:value-type="float" office:value="0.00000002388845995929" calcext:value-type="float">
            <text:p>2.388845995929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7:21:09.44" calcext:value-type="date">
            <text:p>2023-10-06 07:21:09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9.663656563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4:26:45.450382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9T04:37:07.960447483</dc:date>
    <meta:editing-duration>PT5H4S</meta:editing-duration>
    <meta:editing-cycles>58</meta:editing-cycles>
    <meta:generator>LibreOffice/6.4.7.2$Linux_X86_64 LibreOffice_project/40$Build-2</meta:generator>
    <meta:document-statistic meta:table-count="4" meta:cell-count="3012" meta:object-count="0"/>
  </office:meta>
</office:document-meta>
</file>